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E300000119129DC22D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2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74cm" svg:height="3.301cm" svg:x="1.603cm" svg:y="0.246cm">
          <draw:image xlink:href="Pictures/20000002000001E300000119129DC22D.eps" xlink:type="simple" xlink:show="embed" xlink:actuate="onLoad">
            <text:p/>
          </draw:image>
        </draw:frame>
        <draw:frame draw:style-name="gr2" draw:layer="layout" svg:width="0.363cm" svg:height="0.308cm" svg:x="4.627cm" svg:y="0.75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333cm" svg:height="0.308cm" svg:x="4.653cm" svg:y="1.26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329cm" svg:height="0.308cm" svg:x="6.202cm" svg:y="0.80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2" draw:layer="layout" svg:width="1.23cm" svg:height="0.696cm" draw:transform="rotate (1.5707963267946) translate (5.523cm 1.967cm)">
          <draw:text-box>
            <text:p><text:span text:style-name="T1">جمع کار</text:span></text:p>
          </draw:text-box>
        </draw:frame>
        <draw:frame draw:style-name="gr3" draw:text-style-name="P2" draw:layer="layout" svg:width="1.844cm" svg:height="0.696cm" svg:x="3.451cm" svg:y="2.543cm">
          <draw:text-box>
            <text:p><text:span text:style-name="T1">زبردستی پست</text:span></text:p>
          </draw:text-box>
        </draw:frame>
        <draw:line draw:style-name="gr4" draw:text-style-name="P1" draw:layer="layout" svg:x1="3.653cm" svg:y1="2.749cm" svg:x2="5.009cm" svg:y2="2.749cm">
          <text:p/>
        </draw:line>
        <draw:frame draw:style-name="gr3" draw:text-style-name="P2" draw:layer="layout" svg:width="1.145cm" svg:height="0.696cm" svg:x="3.409cm" svg:y="0.533cm">
          <draw:text-box>
            <text:p><text:span text:style-name="T1">کھاتا۔ا</text:span></text:p>
          </draw:text-box>
        </draw:frame>
        <draw:frame draw:style-name="gr3" draw:text-style-name="P2" draw:layer="layout" svg:width="1.319cm" svg:height="0.696cm" svg:x="3.243cm" svg:y="1.384cm">
          <draw:text-box>
            <text:p><text:span text:style-name="T1">کھاتا۔ب</text:span></text:p>
          </draw:text-box>
        </draw:frame>
        <draw:frame draw:style-name="gr2" draw:layer="layout" svg:width="0.329cm" svg:height="0.308cm" svg:x="6.202cm" svg:y="1.29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2" draw:layer="layout" svg:width="1.145cm" svg:height="0.696cm" svg:x="1.709cm" svg:y="1.498cm">
          <draw:text-box>
            <text:p><text:span text:style-name="T1">ساعت</text:span></text:p>
          </draw:text-box>
        </draw:frame>
        <draw:frame draw:style-name="gr3" draw:text-style-name="P4" draw:layer="layout" svg:width="0.972cm" svg:height="0.582cm" draw:transform="rotate (1.5707963267946) translate (4.894cm 2.361cm)">
          <draw:text-box>
            <text:p text:style-name="P3"><text:span text:style-name="T2">حاصل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25T13:04:10</dc:date>
    <dc:creator>kkk </dc:creator>
    <meta:editing-duration>PT13H58M19S</meta:editing-duration>
    <meta:editing-cycles>56</meta:editing-cycles>
    <meta:generator>LibreOffice/3.3$Linux LibreOffice_project/330m19$Build-401</meta:generator>
    <meta:document-statistic meta:object-count="12"/>
  </office:meta>
</office:document-meta>
</file>

<file path=Object 1/content.xml><?xml version="1.0" encoding="utf-8"?>
<math xmlns="http://www.w3.org/1998/Math/MathML">
  <semantics>
    <mi>y</mi>
    <annotation encoding="StarMath 5.0">y</annotation>
  </semantics>
</math>
</file>

<file path=Object 2/content.xml><?xml version="1.0" encoding="utf-8"?>
<math xmlns="http://www.w3.org/1998/Math/MathML">
  <semantics>
    <mi>z</mi>
    <annotation encoding="StarMath 5.0">z</annotation>
  </semantics>
</math>
</file>

<file path=Object 3/content.xml><?xml version="1.0" encoding="utf-8"?>
<math xmlns="http://www.w3.org/1998/Math/MathML">
  <semantics>
    <mi>s</mi>
    <annotation encoding="StarMath 5.0">s</annotation>
  </semantics>
</math>
</file>

<file path=Object 5/content.xml><?xml version="1.0" encoding="utf-8"?>
<math xmlns="http://www.w3.org/1998/Math/MathML">
  <semantics>
    <mi>c</mi>
    <annotation encoding="StarMath 5.0">c</annotation>
  </semantics>
</math>
</file>